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</style:style>
    <style:style style:name="T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F5496" style:letter-kerning="false" fo:font-size="18pt" style:font-size-asian="18pt" style:font-size-complex="18pt" style:language-asian="en" style:country-asian="IN"/>
    </style:style>
    <style:style style:name="P3" style:parent-style-name="Normal" style:family="paragraph">
      <style:paragraph-properties fo:text-align="center" fo:line-height="100%"/>
    </style:style>
    <style:style style:name="T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C00000" style:letter-kerning="false" fo:font-size="16pt" style:font-size-asian="16pt" style:font-size-complex="16pt" style:language-asian="en" style:country-asian="IN"/>
    </style:style>
    <style:style style:name="P5" style:parent-style-name="Normal" style:family="paragraph">
      <style:paragraph-properties fo:line-height="100%"/>
    </style:style>
    <style:style style:name="T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7" style:parent-style-name="Normal" style:family="paragraph">
      <style:paragraph-properties fo:line-height="100%"/>
    </style:style>
    <style:style style:name="T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9" style:parent-style-name="Normal" style:family="paragraph">
      <style:paragraph-properties fo:line-height="100%"/>
    </style:style>
    <style:style style:name="T1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1" style:parent-style-name="Normal" style:family="paragraph">
      <style:paragraph-properties fo:line-height="100%"/>
    </style:style>
    <style:style style:name="T1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3" style:parent-style-name="Normal" style:family="paragraph">
      <style:paragraph-properties fo:line-height="100%"/>
    </style:style>
    <style:style style:name="T1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" style:parent-style-name="Normal" style:family="paragraph">
      <style:paragraph-properties fo:line-height="100%"/>
    </style:style>
    <style:style style:name="T1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7" style:parent-style-name="Normal" style:family="paragraph">
      <style:paragraph-properties fo:line-height="100%"/>
    </style:style>
    <style:style style:name="T1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9" style:parent-style-name="Normal" style:family="paragraph">
      <style:paragraph-properties fo:line-height="100%"/>
    </style:style>
    <style:style style:name="T2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21" style:parent-style-name="Normal" style:family="paragraph">
      <style:paragraph-properties fo:line-height="100%"/>
    </style:style>
    <style:style style:name="T2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23" style:parent-style-name="Normal" style:family="paragraph">
      <style:paragraph-properties fo:line-height="100%"/>
    </style:style>
    <style:style style:name="T2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27" style:parent-style-name="Normal" style:family="paragraph">
      <style:paragraph-properties fo:line-height="100%"/>
    </style:style>
    <style:style style:name="T2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29" style:parent-style-name="Normal" style:family="paragraph">
      <style:paragraph-properties fo:line-height="100%"/>
    </style:style>
    <style:style style:name="T3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31" style:parent-style-name="Normal" style:family="paragraph">
      <style:paragraph-properties fo:line-height="100%"/>
    </style:style>
    <style:style style:name="T3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33" style:parent-style-name="Normal" style:family="paragraph">
      <style:paragraph-properties fo:line-height="100%"/>
    </style:style>
    <style:style style:name="T3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37" style:parent-style-name="Normal" style:family="paragraph">
      <style:paragraph-properties fo:line-height="100%"/>
    </style:style>
    <style:style style:name="T3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39" style:parent-style-name="Normal" style:family="paragraph">
      <style:paragraph-properties fo:line-height="100%"/>
    </style:style>
    <style:style style:name="T4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44" style:parent-style-name="Normal" style:family="paragraph">
      <style:paragraph-properties fo:line-height="100%"/>
    </style:style>
    <style:style style:name="T4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46" style:parent-style-name="Normal" style:family="paragraph">
      <style:paragraph-properties fo:line-height="100%"/>
    </style:style>
    <style:style style:name="T47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49" style:parent-style-name="Normal" style:family="paragraph">
      <style:paragraph-properties fo:line-height="100%"/>
    </style:style>
    <style:style style:name="T5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51" style:parent-style-name="Normal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54" style:parent-style-name="Normal" style:family="paragraph">
      <style:paragraph-properties fo:line-height="100%"/>
    </style:style>
    <style:style style:name="T5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56" style:parent-style-name="Normal" style:family="paragraph">
      <style:paragraph-properties fo:line-height="100%"/>
    </style:style>
    <style:style style:name="T57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58" style:parent-style-name="Normal" style:family="paragraph">
      <style:paragraph-properties fo:line-height="100%"/>
    </style:style>
    <style:style style:name="T5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66" style:parent-style-name="Normal" style:family="paragraph">
      <style:paragraph-properties fo:line-height="100%"/>
    </style:style>
    <style:style style:name="T67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69" style:parent-style-name="Normal" style:family="paragraph">
      <style:paragraph-properties fo:line-height="100%"/>
    </style:style>
    <style:style style:name="T7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71" style:parent-style-name="Normal" style:family="paragraph">
      <style:paragraph-properties fo:line-height="100%"/>
    </style:style>
    <style:style style:name="T72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73" style:parent-style-name="Normal" style:family="paragraph">
      <style:paragraph-properties fo:line-height="100%"/>
    </style:style>
    <style:style style:name="T74" style:parent-style-name="DefaultParagraphFont" style:family="text">
      <style:text-properties style:font-name="Calibri" style:font-name-asian="Times New Roman" style:font-name-complex="Calibri" fo:font-style="italic" style:font-style-asian="italic" style:font-style-complex="italic" fo:color="#000000" style:letter-kerning="false" style:language-asian="en" style:country-asian="IN"/>
    </style:style>
    <style:style style:name="P75" style:parent-style-name="Normal" style:family="paragraph">
      <style:paragraph-properties fo:line-height="100%"/>
    </style:style>
    <style:style style:name="T76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77" style:parent-style-name="Normal" style:family="paragraph">
      <style:paragraph-properties fo:line-height="100%"/>
    </style:style>
    <style:style style:name="T78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80" style:parent-style-name="Normal" style:family="paragraph">
      <style:paragraph-properties fo:line-height="100%"/>
    </style:style>
    <style:style style:name="T8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82" style:parent-style-name="Normal" style:family="paragraph">
      <style:paragraph-properties fo:line-height="100%"/>
    </style:style>
    <style:style style:name="T83" style:parent-style-name="DefaultParagraphFon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85" style:parent-style-name="Normal" style:family="paragraph">
      <style:paragraph-properties fo:line-height="100%"/>
    </style:style>
    <style:style style:name="T8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87" style:parent-style-name="Normal" style:family="paragraph">
      <style:paragraph-properties fo:line-height="100%"/>
    </style:style>
    <style:style style:name="T8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89" style:parent-style-name="Normal" style:family="paragraph">
      <style:paragraph-properties fo:line-height="100%"/>
    </style:style>
    <style:style style:name="T9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91" style:parent-style-name="Normal" style:family="paragraph">
      <style:paragraph-properties fo:line-height="100%"/>
    </style:style>
    <style:style style:name="T9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93" style:parent-style-name="Normal" style:family="paragraph">
      <style:paragraph-properties fo:line-height="100%"/>
    </style:style>
    <style:style style:name="T9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96" style:parent-style-name="Normal" style:family="paragraph">
      <style:paragraph-properties fo:line-height="100%"/>
    </style:style>
    <style:style style:name="T9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98" style:parent-style-name="Normal" style:family="paragraph">
      <style:paragraph-properties fo:line-height="100%"/>
    </style:style>
    <style:style style:name="T99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00" style:parent-style-name="Normal" style:family="paragraph">
      <style:paragraph-properties fo:line-height="100%"/>
    </style:style>
    <style:style style:name="T101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02" style:parent-style-name="Normal" style:family="paragraph">
      <style:paragraph-properties fo:line-height="100%"/>
    </style:style>
    <style:style style:name="T103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04" style:parent-style-name="Normal" style:family="paragraph">
      <style:paragraph-properties fo:line-height="100%"/>
    </style:style>
    <style:style style:name="T105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06" style:parent-style-name="Normal" style:family="paragraph">
      <style:paragraph-properties fo:line-height="100%"/>
    </style:style>
    <style:style style:name="T107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0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09" style:parent-style-name="Normal" style:family="paragraph">
      <style:paragraph-properties fo:line-height="100%"/>
    </style:style>
    <style:style style:name="T11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111" style:parent-style-name="Normal" style:family="paragraph">
      <style:paragraph-properties fo:line-height="100%"/>
    </style:style>
    <style:style style:name="T11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13" style:parent-style-name="Normal" style:family="paragraph">
      <style:paragraph-properties fo:line-height="100%"/>
    </style:style>
    <style:style style:name="T11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15" style:parent-style-name="Normal" style:family="paragraph">
      <style:paragraph-properties fo:line-height="100%"/>
    </style:style>
    <style:style style:name="T11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18" style:parent-style-name="Normal" style:family="paragraph">
      <style:paragraph-properties fo:line-height="100%"/>
    </style:style>
    <style:style style:name="T11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120" style:parent-style-name="Normal" style:family="paragraph">
      <style:paragraph-properties fo:line-height="100%"/>
    </style:style>
    <style:style style:name="T121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22" style:parent-style-name="Normal" style:family="paragraph">
      <style:paragraph-properties fo:line-height="100%"/>
    </style:style>
    <style:style style:name="T123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24" style:parent-style-name="Normal" style:family="paragraph">
      <style:paragraph-properties fo:line-height="100%"/>
    </style:style>
    <style:style style:name="T125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26" style:parent-style-name="Normal" style:family="paragraph">
      <style:paragraph-properties fo:line-height="100%"/>
    </style:style>
    <style:style style:name="T127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29" style:parent-style-name="Normal" style:family="paragraph">
      <style:paragraph-properties fo:line-height="100%"/>
    </style:style>
    <style:style style:name="T13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44" style:parent-style-name="Normal" style:family="paragraph">
      <style:paragraph-properties fo:line-height="100%"/>
    </style:style>
    <style:style style:name="T14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</office:automatic-styles>
  <office:body>
    <office:text text:use-soft-page-breaks="true">
      <text:p text:style-name="P1"><text:span text:style-name="T2">DATA ANALYST PORTFOLIO SQL PROJECT<text:s/></text:span></text:p>
      <text:p text:style-name="P3"><text:span text:style-name="T4">TESTING TABLEAU/ POWER BI REPORTS IN SQL</text:span></text:p>
      <text:p text:style-name="P5"><text:span text:style-name="T6">Create Table</text:span></text:p>
      <text:p text:style-name="P7"><text:span text:style-name="T8">create table hrdata</text:span></text:p>
      <text:p text:style-name="P9"><text:span text:style-name="T10">(</text:span></text:p>
      <text:p text:style-name="P11"><text:span text:style-name="T12"><text:tab/>emp_no int8 PRIMARY KEY,</text:span></text:p>
      <text:p text:style-name="P13"><text:span text:style-name="T14"><text:tab/>gender varchar(50) NOT NULL,</text:span></text:p>
      <text:p text:style-name="P15"><text:span text:style-name="T16"><text:tab/>marital_status varchar(50),</text:span></text:p>
      <text:p text:style-name="P17"><text:span text:style-name="T18"><text:tab/>age_band varchar(50),</text:span></text:p>
      <text:p text:style-name="P19"><text:span text:style-name="T20"><text:tab/>age int8,</text:span></text:p>
      <text:p text:style-name="P21"><text:span text:style-name="T22"><text:tab/>department varchar(50),</text:span></text:p>
      <text:p text:style-name="P23"><text:span text:style-name="T24"><text:tab/>education varchar(50),</text:span></text:p>
      <text:p text:style-name="P25"><text:span text:style-name="T26"><text:tab/>education_field varchar(50),</text:span></text:p>
      <text:p text:style-name="P27"><text:span text:style-name="T28"><text:tab/>job_role varchar(50),</text:span></text:p>
      <text:p text:style-name="P29"><text:span text:style-name="T30"><text:tab/>business_travel varchar(50),</text:span></text:p>
      <text:p text:style-name="P31"><text:span text:style-name="T32"><text:tab/>employee_count int8,</text:span></text:p>
      <text:p text:style-name="P33"><text:span text:style-name="T34"><text:tab/>attrition varchar(50),</text:span></text:p>
      <text:p text:style-name="P35"><text:span text:style-name="T36"><text:tab/>attrition_label varchar(50),</text:span></text:p>
      <text:p text:style-name="P37"><text:span text:style-name="T38"><text:tab/>job_satisfaction int8,</text:span></text:p>
      <text:p text:style-name="P39"><text:span text:style-name="T40"><text:tab/>active_employee int8</text:span></text:p>
      <text:p text:style-name="P41"><text:span text:style-name="T42">)</text:span></text:p>
      <text:p text:style-name="P43"/>
      <text:p text:style-name="P44"><text:span text:style-name="T45">Import Data in Table Using Query</text:span></text:p>
      <text:p text:style-name="P46"><text:span text:style-name="T47">COPY hrdata FROM 'D:\hrdata.csv' DELIMITER ',' CSV HEADER;</text:span></text:p>
      <text:p text:style-name="P48"/>
      <text:p text:style-name="P49"><text:span text:style-name="T50">Employee Count:</text:span></text:p>
      <text:p text:style-name="P51"><text:span text:style-name="T52">select sum(employee_count) as Employee_Count from hrdata;</text:span></text:p>
      <text:p text:style-name="P53"/>
      <text:p text:style-name="P54"><text:span text:style-name="T55">Attrition Count:</text:span></text:p>
      <text:p text:style-name="P56"><text:span text:style-name="T57">select count(attrition) from hrdata where attrition='Yes';</text:span></text:p>
      <text:p text:style-name="P58"><text:span text:style-name="T59">Attrition Rate:</text:span></text:p>
      <text:p text:style-name="P60"><text:span text:style-name="T61">select </text:span></text:p>
      <text:p text:style-name="P62"><text:span text:style-name="T63">round (((select count(attrition) from hrdata where attrition='Yes')/ </text:span></text:p>
      <text:soft-page-break/>
      <text:p text:style-name="P64"><text:span text:style-name="T65">sum(employee_count)) * 100,2)</text:span></text:p>
      <text:p text:style-name="P66"><text:span text:style-name="T67">from hrdata;</text:span></text:p>
      <text:p text:style-name="P68"/>
      <text:p text:style-name="P69"><text:span text:style-name="T70">Active Employee:</text:span></text:p>
      <text:p text:style-name="P71"><text:span text:style-name="T72">select sum(employee_count) - (select count(attrition) from hrdata  where attrition='Yes') from hrdata;</text:span></text:p>
      <text:p text:style-name="P73"><text:span text:style-name="T74">OR</text:span></text:p>
      <text:p text:style-name="P75"><text:span text:style-name="T76">select (select sum(employee_count) from hrdata) - count(attrition) as active_employee from hrdata</text:span></text:p>
      <text:p text:style-name="P77"><text:span text:style-name="T78">where attrition='Yes';</text:span></text:p>
      <text:p text:style-name="P79"/>
      <text:p text:style-name="P80"><text:span text:style-name="T81">Average Age:</text:span></text:p>
      <text:p text:style-name="P82"><text:span text:style-name="T83">select round(avg(age),0) from hrdata;</text:span></text:p>
      <text:p text:style-name="P84"/>
      <text:p text:style-name="P85"><text:span text:style-name="T86">Attrition by Gender</text:span></text:p>
      <text:p text:style-name="P87"><text:span text:style-name="T88">select gender, count(attrition) as attrition_count from hrdata</text:span></text:p>
      <text:p text:style-name="P89"><text:span text:style-name="T90">where attrition='Yes'</text:span></text:p>
      <text:p text:style-name="P91"><text:span text:style-name="T92">group by gender</text:span></text:p>
      <text:p text:style-name="P93"><text:span text:style-name="T94">order by count(attrition) desc;</text:span></text:p>
      <text:p text:style-name="P95"/>
      <text:p text:style-name="P96"><text:span text:style-name="T97">Department wise Attrition:</text:span></text:p>
      <text:p text:style-name="P98"><text:span text:style-name="T99">select department, count(attrition), round((cast (count(attrition) as numeric) / </text:span></text:p>
      <text:p text:style-name="P100"><text:span text:style-name="T101">(select count(attrition) from hrdata where attrition= 'Yes')) * 100, 2) as pct from hrdata</text:span></text:p>
      <text:p text:style-name="P102"><text:span text:style-name="T103">where attrition='Yes'</text:span></text:p>
      <text:p text:style-name="P104"><text:span text:style-name="T105">group by department </text:span></text:p>
      <text:p text:style-name="P106"><text:span text:style-name="T107">order by count(attrition) desc;</text:span></text:p>
      <text:p text:style-name="P108"/>
      <text:p text:style-name="P109"><text:span text:style-name="T110">No of Employee by Age Group</text:span></text:p>
      <text:p text:style-name="P111"><text:span text:style-name="T112">SELECT age,  sum(employee_count) AS employee_count FROM hrdata</text:span></text:p>
      <text:p text:style-name="P113"><text:span text:style-name="T114">GROUP BY age</text:span></text:p>
      <text:p text:style-name="P115"><text:span text:style-name="T116">order by age;</text:span></text:p>
      <text:p text:style-name="P117"/>
      <text:p text:style-name="P118"><text:span text:style-name="T119">Education Field wise Attrition:</text:span></text:p>
      <text:p text:style-name="P120"><text:span text:style-name="T121">select education_field, count(attrition) as attrition_count from hrdata</text:span></text:p>
      <text:soft-page-break/>
      <text:p text:style-name="P122"><text:span text:style-name="T123">where attrition='Yes'</text:span></text:p>
      <text:p text:style-name="P124"><text:span text:style-name="T125">group by education_field</text:span></text:p>
      <text:p text:style-name="P126"><text:span text:style-name="T127">order by count(attrition) desc;</text:span></text:p>
      <text:p text:style-name="P128"/>
      <text:p text:style-name="P129"><text:span text:style-name="T130">Attrition Rate by Gender for different Age Group</text:span></text:p>
      <text:p text:style-name="P131"><text:span text:style-name="T132">select age_band, gender, count(attrition) as attrition, </text:span></text:p>
      <text:p text:style-name="P133"><text:span text:style-name="T134">round((cast(count(attrition) as numeric) / (select count(attrition) from hrdata where attrition = 'Yes')) * 100,2) as pct</text:span></text:p>
      <text:p text:style-name="P135"><text:span text:style-name="T136">from hrdata</text:span></text:p>
      <text:p text:style-name="P137"><text:span text:style-name="T138">where attrition = 'Yes'</text:span></text:p>
      <text:p text:style-name="P139"><text:span text:style-name="T140">group by age_band, gender</text:span></text:p>
      <text:p text:style-name="P141"><text:span text:style-name="T142">order by age_band, gender desc;</text:span></text:p>
      <text:p text:style-name="P143"/>
      <text:p text:style-name="P144"><text:span text:style-name="T145">Job Satisfaction Rating</text:span></text:p>
      <text:p text:style-name="P146"><text:span text:style-name="T147">-Run this query first to activate the cosstab() function in postgres</text:span></text:p>
      <text:p text:style-name="P148"><text:span text:style-name="T149">CREATE EXTENSION IF NOT EXISTS tablefunc;</text:span></text:p>
      <text:p text:style-name="P150"/>
      <text:p text:style-name="P151"><text:span text:style-name="T152">-Then run this to get o/p-</text:span></text:p>
      <text:p text:style-name="P153"><text:span text:style-name="T154">SELECT *</text:span></text:p>
      <text:p text:style-name="P155"><text:span text:style-name="T156">FROM crosstab(</text:span></text:p>
      <text:p text:style-name="P157"><text:span text:style-name="T158">  'SELECT job_role, job_satisfaction, sum(employee_count)</text:span></text:p>
      <text:p text:style-name="P159"><text:span text:style-name="T160">   FROM hrdata</text:span></text:p>
      <text:p text:style-name="P161"><text:span text:style-name="T162">   GROUP BY job_role, job_satisfaction</text:span></text:p>
      <text:p text:style-name="P163"><text:span text:style-name="T164">   ORDER BY job_role, job_satisfaction'</text:span></text:p>
      <text:p text:style-name="P165"><text:span text:style-name="T166"><text:tab/>) AS ct(job_role varchar(50), one numeric, two numeric, three numeric, four numeric)</text:span></text:p>
      <text:p text:style-name="P167"><text:span text:style-name="T168">ORDER BY job_role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i Kanisetty</meta:initial-creator>
    <dc:creator>Sai Kanisetty</dc:creator>
    <meta:creation-date>2024-02-05T14:57:00Z</meta:creation-date>
    <dc:date>2024-02-05T14:57:00Z</dc:date>
    <meta:template xlink:href="Normal" xlink:type="simple"/>
    <meta:editing-cycles>2</meta:editing-cycles>
    <meta:editing-duration>PT60S</meta:editing-duration>
    <meta:document-statistic meta:page-count="3" meta:paragraph-count="5" meta:word-count="398" meta:character-count="2663" meta:row-count="18" meta:non-whitespace-character-count="2270"/>
  </office:meta>
</office:document-meta>
</file>